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3.test_creat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CreatorTest3.test_create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CreatorTest3.test_create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int id , @ JSONField ( name = "name" ) String name , @ JSONField ( name = "obj" ) Entity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